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a322" officeooo:paragraph-rsid="0006a322"/>
    </style:style>
    <style:style style:name="P2" style:family="paragraph" style:parent-style-name="Text_20_body">
      <style:text-properties officeooo:rsid="0007c9ef" officeooo:paragraph-rsid="0007c9ef"/>
    </style:style>
    <style:style style:name="P3" style:family="paragraph" style:parent-style-name="Text_20_body">
      <style:text-properties officeooo:rsid="0008e6f3" officeooo:paragraph-rsid="0008e6f3"/>
    </style:style>
    <style:style style:name="P4" style:family="paragraph" style:parent-style-name="Text_20_body">
      <style:text-properties officeooo:rsid="000bb0fb" officeooo:paragraph-rsid="000bb0fb"/>
    </style:style>
    <style:style style:name="P5" style:family="paragraph" style:parent-style-name="Text_20_body">
      <style:text-properties officeooo:rsid="000c0cd2" officeooo:paragraph-rsid="000c0cd2"/>
    </style:style>
    <style:style style:name="P6" style:family="paragraph" style:parent-style-name="Text_20_body">
      <style:text-properties officeooo:rsid="0012c150" officeooo:paragraph-rsid="0017f562"/>
    </style:style>
    <style:style style:name="P7" style:family="paragraph" style:parent-style-name="Text_20_body">
      <style:text-properties officeooo:rsid="0017f562" officeooo:paragraph-rsid="0017f562"/>
    </style:style>
    <style:style style:name="P8" style:family="paragraph" style:parent-style-name="Heading_20_1">
      <style:text-properties officeooo:paragraph-rsid="0017f562"/>
    </style:style>
    <style:style style:name="P9" style:family="paragraph" style:parent-style-name="Heading_20_1">
      <style:text-properties officeooo:rsid="0012c150"/>
    </style:style>
    <style:style style:name="P10" style:family="paragraph" style:parent-style-name="Text_20_body" style:list-style-name="L1">
      <style:text-properties officeooo:rsid="0007c9ef" officeooo:paragraph-rsid="0007c9ef"/>
    </style:style>
    <style:style style:name="P11" style:family="paragraph" style:parent-style-name="Text_20_body" style:list-style-name="L2">
      <style:text-properties officeooo:rsid="0006a322" officeooo:paragraph-rsid="0006a3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96c65"/>
    </style:style>
    <style:style style:name="T3" style:family="text">
      <style:text-properties officeooo:rsid="000ba2ac"/>
    </style:style>
    <style:style style:name="T4" style:family="text">
      <style:text-properties officeooo:rsid="000d17c0"/>
    </style:style>
    <style:style style:name="T5" style:family="text">
      <style:text-properties officeooo:rsid="000edb40"/>
    </style:style>
    <style:style style:name="T6" style:family="text">
      <style:text-properties officeooo:rsid="00109d24"/>
    </style:style>
    <style:style style:name="T7" style:family="text">
      <style:text-properties officeooo:rsid="0010f385"/>
    </style:style>
    <style:style style:name="T8" style:family="text">
      <style:text-properties officeooo:rsid="00161b8e"/>
    </style:style>
    <style:style style:name="T9" style:family="text">
      <style:text-properties officeooo:rsid="0017f562"/>
    </style:style>
    <style:style style:name="T10" style:family="text">
      <style:text-properties officeooo:rsid="0018a1e9"/>
    </style:style>
    <style:style style:name="T11" style:family="text">
      <style:text-properties officeooo:rsid="0019c9c7"/>
    </style:style>
    <style:style style:name="T12" style:family="text">
      <style:text-properties officeooo:rsid="001aba67"/>
    </style:style>
    <style:style style:name="T13" style:family="text">
      <style:text-properties officeooo:rsid="001b9c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Breve manual</text:span> de la PEC 4 de Fundamentos de Programación <text:span text:style-name="T12">(GesRAE)</text:span></text:p>
      <text:p text:style-name="P3">Alumno: Alejandro Muñoz Fernández</text:p>
      <text:p text:style-name="P3">Fecha: <text:date style:data-style-name="N37" text:date-value="2025-01-07T21:38:48.439325513" text:fixed="true">07/01/25</text:date></text:p>
      <text:h text:style-name="P8" text:outline-level="1">P<text:span text:style-name="T9">rograma principal </text:span><text:span text:style-name="T12">GesRAE</text:span></text:h>
      <text:p text:style-name="P7">Está incluido en el archivo GesRAE.cpp; <text:span text:style-name="T13">el ejecutable es GesRAE.exe</text:span></text:p>
      <text:p text:style-name="P6">Aunque se validan algunos datos de entrada, debe asumirse que los datos introducidos deben ser 100 % correctos. Simplemente, no he tenido tiempo de hacerlo en todos los casos <text:span text:style-name="T10">porque no me da la vida.</text:span></text:p>
      <text:p text:style-name="P6">Tras cada dato que pide el programa, hay que pulsar intro.</text:p>
      <text:h text:style-name="Heading_20_1" text:outline-level="1">TAD Calendario<text:span text:style-name="T8">RAE</text:span></text:h>
      <text:p text:style-name="P1"><text:span text:style-name="T3">Solo he creado </text:span>TAD “CalendarioRAE” <text:span text:style-name="T3">por ser el único obligatorio.</text:span></text:p>
      <text:p text:style-name="P2">Dicho TAD “Calendario RAE” está incluido en dos ficheros:</text:p>
      <text:list text:style-name="L1">
        <text:list-item>
          <text:p text:style-name="P10">Fichero de interfaz: CalendarioRAE.h</text:p>
        </text:list-item>
        <text:list-item>
          <text:p text:style-name="P10">Fichero de implementación: CalendarioRAE.cpp</text:p>
        </text:list-item>
      </text:list>
      <text:p text:style-name="P4">El TAD es una adaptación profunda del de la PEC 3 ya que ha requerido muchos cambios que hacen que se parezca poco al código original.</text:p>
      <text:p text:style-name="P5">Contiene l<text:span text:style-name="T5">os subprogramas necesarios para mostrar los días reservados para mostrar el calendario en la opción “Reservas Mensuales Apartamentos” del menú principal </text:span><text:span text:style-name="T6">y algunas más necesarias para ciertos cálculos </text:span><text:span text:style-name="T11">tanto</text:span><text:span text:style-name="T6"> del programa </text:span><text:span text:style-name="T10">principal </text:span><text:span text:style-name="T11">como</text:span><text:span text:style-name="T10"> del propio TAD.</text:span></text:p>
      <text:p text:style-name="P2">No he visto necesario crear más TAD para esta práctica porque no vale la pena.</text:p>
      <text:h text:style-name="Heading_20_1" text:outline-level="1">Datos <text:span text:style-name="T4">p</text:span>recargados</text:h>
      <text:p text:style-name="P1">Como el tutor necesita datos precargados para hacer pruebas, se ha creado el procedimiento <text:span text:style-name="T1">precargar_datos()</text:span> crea:</text:p>
      <text:list text:style-name="L2">
        <text:list-item>
          <text:p text:style-name="P11">cinco edificios de prueba llamados Buen dormir 1 a Buen Dormir 5.</text:p>
        </text:list-item>
        <text:list-item>
          <text:p text:style-name="P11">varios apartamentos de los tres tipos en cada uno de los cinco edificios</text:p>
        </text:list-item>
        <text:list-item>
          <text:p text:style-name="P11">reservas en todos los apartamentos creados que pueden abarcar varios meses, <text:span text:style-name="T2">pero que comienzan todas en enero de 2025; las he concentrado en este mes para facilitar las pruebas y la corrección de la práctica.</text:span></text:p>
        </text:list-item>
      </text:list>
      <text:p text:style-name="P5"><text:soft-page-break/>Los edificios y apartamentos se pueden consultar en la opción “Listar Edificios”; y las <text:span text:style-name="T5">r</text:span>eservas en “Reservas Mensuales Apartamentos” y “Apartamentos Disponibles” <text:span text:style-name="T5">del menú principal.</text:span></text:p>
      <text:p text:style-name="P1">Este procedimiento se ejecuta automáticamente al iniciar el programa y carga los datos señalados.</text:p>
      <text:h text:style-name="P9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22:09:43.575573734</dc:date>
    <meta:editing-duration>PT31M50S</meta:editing-duration>
    <meta:editing-cycles>20</meta:editing-cycles>
    <meta:generator>LibreOffice/7.4.7.2$Linux_X86_64 LibreOffice_project/40$Build-2</meta:generator>
    <meta:document-statistic meta:table-count="0" meta:image-count="0" meta:object-count="0" meta:page-count="2" meta:paragraph-count="22" meta:word-count="305" meta:character-count="1913" meta:non-whitespace-character-count="1635"/>
  </office:meta>
</office:document-meta>
</file>